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Monaco" svg:font-family="Monaco, Consolas, 'Bitstream Vera Sans Mono', 'Courier New', Courier, monospace"/>
    <style:font-face style:name="Open Sans" svg:font-family="'Open Sans', 'Trebuchet MS',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6028in" table:align="left"/>
    </style:style>
    <style:style style:name="Table1.A" style:family="table-column">
      <style:table-column-properties style:column-width="0.1993in"/>
    </style:style>
    <style:style style:name="Table1.B" style:family="table-column">
      <style:table-column-properties style:column-width="4.4035in"/>
    </style:style>
    <style:style style:name="Table1.A1" style:family="table-cell">
      <style:table-cell-properties style:vertical-align="middle"/>
    </style:style>
    <style:style style:name="Table2" style:family="table">
      <style:table-properties style:width="3.9069in" table:align="left"/>
    </style:style>
    <style:style style:name="Table2.A" style:family="table-column">
      <style:table-column-properties style:column-width="0.1993in"/>
    </style:style>
    <style:style style:name="Table2.B" style:family="table-column">
      <style:table-column-properties style:column-width="3.7076in"/>
    </style:style>
    <style:style style:name="Table2.A1" style:family="table-cell">
      <style:table-cell-properties style:vertical-align="middle"/>
    </style:style>
    <style:style style:name="Table3" style:family="table">
      <style:table-properties style:width="4.3694in" table:align="left"/>
    </style:style>
    <style:style style:name="Table3.A" style:family="table-column">
      <style:table-column-properties style:column-width="0.1993in"/>
    </style:style>
    <style:style style:name="Table3.B" style:family="table-column">
      <style:table-column-properties style:column-width="4.1701in"/>
    </style:style>
    <style:style style:name="Table3.A1" style:family="table-cell">
      <style:table-cell-properties style:vertical-align="middle"/>
    </style:style>
    <style:style style:name="Table4" style:family="table">
      <style:table-properties style:width="4.9778in" table:align="left"/>
    </style:style>
    <style:style style:name="Table4.A" style:family="table-column">
      <style:table-column-properties style:column-width="0.1076in"/>
    </style:style>
    <style:style style:name="Table4.B" style:family="table-column">
      <style:table-column-properties style:column-width="4.8701in"/>
    </style:style>
    <style:style style:name="Table4.A1" style:family="table-cell">
      <style:table-cell-properties style:vertical-align="middle"/>
    </style:style>
    <style:style style:name="Table5" style:family="table">
      <style:table-properties style:width="4.4569in" table:align="left"/>
    </style:style>
    <style:style style:name="Table5.A" style:family="table-column">
      <style:table-column-properties style:column-width="0.1993in"/>
    </style:style>
    <style:style style:name="Table5.B" style:family="table-column">
      <style:table-column-properties style:column-width="4.2576in"/>
    </style:style>
    <style:style style:name="Table5.A1" style:family="table-cell">
      <style:table-cell-properties style:vertical-align="middle"/>
    </style:style>
    <style:style style:name="Table6" style:family="table">
      <style:table-properties style:width="6.6924in" table:align="left"/>
    </style:style>
    <style:style style:name="Table6.A" style:family="table-column">
      <style:table-column-properties style:column-width="0.1993in"/>
    </style:style>
    <style:style style:name="Table6.B" style:family="table-column">
      <style:table-column-properties style:column-width="6.4931in"/>
    </style:style>
    <style:style style:name="Table6.A1" style:family="table-cell">
      <style:table-cell-properties style:vertical-align="middle"/>
    </style:style>
    <style:style style:name="Table7" style:family="table">
      <style:table-properties style:width="6.3986in" table:align="left"/>
    </style:style>
    <style:style style:name="Table7.A" style:family="table-column">
      <style:table-column-properties style:column-width="0.1993in"/>
    </style:style>
    <style:style style:name="Table7.B" style:family="table-column">
      <style:table-column-properties style:column-width="6.1993in"/>
    </style:style>
    <style:style style:name="Table7.A1" style:family="table-cell">
      <style:table-cell-properties style:vertical-align="middle"/>
    </style:style>
    <style:style style:name="Table8" style:family="table">
      <style:table-properties style:width="6.6924in" table:align="left"/>
    </style:style>
    <style:style style:name="Table8.A" style:family="table-column">
      <style:table-column-properties style:column-width="0.1993in"/>
    </style:style>
    <style:style style:name="Table8.B" style:family="table-column">
      <style:table-column-properties style:column-width="6.4931in"/>
    </style:style>
    <style:style style:name="Table8.A1" style:family="table-cell">
      <style:table-cell-properties style:vertical-align="middle"/>
    </style:style>
    <style:style style:name="Table9" style:family="table">
      <style:table-properties style:width="6.6924in" table:align="left"/>
    </style:style>
    <style:style style:name="Table9.A" style:family="table-column">
      <style:table-column-properties style:column-width="0.1993in"/>
    </style:style>
    <style:style style:name="Table9.B" style:family="table-column">
      <style:table-column-properties style:column-width="6.4931in"/>
    </style:style>
    <style:style style:name="Table9.A1" style:family="table-cell">
      <style:table-cell-properties style:vertical-align="middle"/>
    </style:style>
    <style:style style:name="Table10" style:family="table">
      <style:table-properties style:width="6.6924in" table:align="left"/>
    </style:style>
    <style:style style:name="Table10.A" style:family="table-column">
      <style:table-column-properties style:column-width="0.1993in"/>
    </style:style>
    <style:style style:name="Table10.B" style:family="table-column">
      <style:table-column-properties style:column-width="6.4931in"/>
    </style:style>
    <style:style style:name="Table10.A1" style:family="table-cell">
      <style:table-cell-properties style:vertical-align="middle"/>
    </style:style>
    <style:style style:name="Table11" style:family="table">
      <style:table-properties style:width="6.6924in" table:align="left"/>
    </style:style>
    <style:style style:name="Table11.A" style:family="table-column">
      <style:table-column-properties style:column-width="0.1993in"/>
    </style:style>
    <style:style style:name="Table11.B" style:family="table-column">
      <style:table-column-properties style:column-width="6.4931in"/>
    </style:style>
    <style:style style:name="Table11.A1" style:family="table-cell">
      <style:table-cell-properties style:vertical-align="middle"/>
    </style:style>
    <style:style style:name="Table12" style:family="table">
      <style:table-properties style:width="6.6924in" table:align="left"/>
    </style:style>
    <style:style style:name="Table12.A" style:family="table-column">
      <style:table-column-properties style:column-width="0.1993in"/>
    </style:style>
    <style:style style:name="Table12.B" style:family="table-column">
      <style:table-column-properties style:column-width="6.4931in"/>
    </style:style>
    <style:style style:name="Table12.A1" style:family="table-cell">
      <style:table-cell-properties style:vertical-align="middle"/>
    </style:style>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Table_20_Contents">
      <style:paragraph-properties fo:margin-left="0in" fo:margin-right="0in" fo:margin-top="0in" fo:margin-bottom="0in" fo:text-align="end" style:justify-single-word="false" fo:text-indent="0in" style:auto-text-indent="false" fo:padding="0in" fo:border="none"/>
      <style:text-properties fo:font-variant="normal" fo:text-transform="none" fo:color="#787878" style:text-line-through-style="none" style:font-name="Monaco" fo:font-style="normal" style:text-underline-style="none" fo:font-weight="normal" style:text-blinking="false" fo:background-color="#ffffff"/>
    </style:style>
    <style:style style:name="P3"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variant="normal" fo:text-transform="none" style:text-line-through-style="none" style:text-underline-style="none" style:text-blinking="false" fo:background-color="#ffffff"/>
    </style:style>
    <style:style style:name="P4"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5" style:family="paragraph" style:parent-style-name="Table_20_Contents">
      <style:paragraph-properties fo:margin-left="0in" fo:margin-right="0in" fo:margin-top="0in" fo:margin-bottom="0in" fo:text-align="start" style:justify-single-word="false" fo:orphans="2" fo:widows="2" fo:text-indent="0in" style:auto-text-indent="false" fo:padding="0in" fo:border="none"/>
    </style:style>
    <style:style style:name="P6" style:family="paragraph" style:parent-style-name="Heading_20_2">
      <style:paragraph-properties fo:margin-left="0in" fo:margin-right="0in" fo:margin-top="0in" fo:margin-bottom="0in" fo:orphans="2" fo:widows="2" fo:text-indent="0in" style:auto-text-indent="false" fo:background-color="#ffffff" fo:padding="0in" fo:border="none">
        <style:background-image/>
      </style:paragraph-properties>
      <style:text-properties fo:font-variant="normal" fo:text-transform="none" fo:color="#444444" style:text-line-through-style="none" style:font-name="Open Sans" fo:letter-spacing="normal" fo:font-style="normal" style:text-underline-style="none" fo:font-weight="normal" style:text-blinking="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margin-top="0in" fo:margin-bottom="0in" fo:orphans="2" fo:widows="2" fo:text-indent="0in" style:auto-text-indent="false" fo:background-color="#ffffff" fo:padding="0in" fo:border="none">
        <style:background-image/>
      </style:paragraph-properties>
    </style:style>
    <style:style style:name="P9" style:family="paragraph" style:parent-style-name="Text_20_body">
      <style:paragraph-properties fo:margin-left="0in" fo:margin-right="0in" fo:margin-top="0in" fo:margin-bottom="0in" fo:orphans="2" fo:widows="2" fo:text-indent="0in" style:auto-text-indent="false" fo:background-color="#ffffff" fo:padding="0in" fo:border="none">
        <style:background-image/>
      </style:paragraph-properties>
      <style:text-properties fo:font-variant="normal" fo:text-transform="none" fo:color="#444444" style:text-line-through-style="none" style:font-name="Open Sans" fo:font-size="10.5pt" fo:letter-spacing="normal" fo:font-style="normal" style:text-underline-style="none" fo:font-weight="normal" style:text-blinking="false"/>
    </style:style>
    <style:style style:name="P10" style:family="paragraph" style:parent-style-name="Text_20_body">
      <style:paragraph-properties fo:margin-left="0in" fo:margin-right="0in" fo:margin-top="0in" fo:margin-bottom="0in" fo:orphans="2" fo:widows="2" fo:text-indent="0in" style:auto-text-indent="false" fo:background-color="#ffffff" fo:padding="0in" fo:border="none">
        <style:background-image/>
      </style:paragraph-properties>
      <style:text-properties fo:font-variant="normal" fo:text-transform="none" fo:color="#444444" style:text-line-through-style="none" fo:letter-spacing="normal" style:text-underline-style="none" style:text-blinking="false"/>
    </style:style>
    <style:style style:name="P11" style:family="paragraph" style:parent-style-name="Text_20_body">
      <style:paragraph-properties fo:margin-left="0in" fo:margin-right="0in" fo:margin-top="0in" fo:margin-bottom="0in" fo:text-align="center" style:justify-single-word="false" fo:text-indent="0in" style:auto-text-indent="false" fo:padding="0in" fo:border="none"/>
    </style:style>
    <style:style style:name="P12" style:family="paragraph" style:parent-style-name="Text_20_body" style:master-page-name="Standard">
      <style:paragraph-properties fo:margin-top="0in" fo:margin-bottom="0.139in" fo:line-height="115%" style:page-number="auto"/>
    </style:style>
    <style:style style:name="T1" style:family="text">
      <style:text-properties fo:font-variant="normal" fo:text-transform="none" fo:color="#444444" style:text-line-through-style="none" style:font-name="Open Sans" fo:font-size="10.5pt" fo:letter-spacing="normal" fo:font-style="normal" style:text-underline-style="none" fo:font-weight="normal" style:text-blinking="false"/>
    </style:style>
    <style:style style:name="T2" style:family="text">
      <style:text-properties fo:font-variant="normal" fo:text-transform="none" fo:color="#444444" style:text-line-through-style="none" style:font-name="Open Sans" fo:font-size="10.5pt" fo:letter-spacing="normal" fo:font-style="normal" style:text-underline-style="none" fo:font-weight="normal" style:text-blinking="false" fo:background-color="#ffffff" style:font-name-asian="Open Sans" style:font-size-asian="10.5pt" style:font-style-asian="normal" style:font-weight-asian="normal" style:font-name-complex="Open Sans" style:font-size-complex="10.5pt" style:font-style-complex="normal" style:font-weight-complex="normal"/>
    </style:style>
    <style:style style:name="T3" style:family="text">
      <style:text-properties fo:font-variant="normal" fo:text-transform="none" fo:color="#444444" style:text-line-through-style="none" style:font-name="Open Sans" fo:font-size="10.5pt" fo:letter-spacing="normal" fo:font-style="normal" style:text-underline-style="none" fo:font-weight="bold" style:text-blinking="false"/>
    </style:style>
    <style:style style:name="T4" style:family="text">
      <style:text-properties fo:font-variant="normal" fo:text-transform="none" fo:color="#a0a0a0" style:text-line-through-style="none" style:font-name="Monaco" fo:font-size="7.5pt" fo:font-style="normal" style:text-underline-style="none" fo:font-weight="normal" style:text-blinking="false" fo:background-color="#d4d0c8"/>
    </style:style>
    <style:style style:name="T5" style:family="text">
      <style:text-properties fo:font-variant="normal" fo:text-transform="none" fo:color="#787878" style:text-line-through-style="none" style:font-name="Monaco" fo:font-style="normal" style:text-underline-style="none" fo:font-weight="normal" style:text-blinking="false" style:font-name-asian="Monaco" style:font-style-asian="normal" style:font-weight-asian="normal" style:font-name-complex="Monaco" style:font-style-complex="normal" style:font-weight-complex="normal"/>
    </style:style>
    <style:style style:name="T6" style:family="text">
      <style:text-properties fo:font-variant="normal" fo:text-transform="none" fo:color="#7f0055" style:text-line-through-style="none" style:font-name="Monaco" fo:font-style="normal" style:text-underline-style="none" fo:font-weight="bold" style:text-blinking="false" fo:background-color="#ffffff"/>
    </style:style>
    <style:style style:name="T7" style:family="text">
      <style:text-properties fo:font-variant="normal" fo:text-transform="none" style:text-line-through-style="none" style:font-name="Monaco" fo:font-style="normal" style:text-underline-style="none" fo:font-weight="normal" style:text-blinking="false" fo:background-color="#ffffff"/>
    </style:style>
    <style:style style:name="T8" style:family="text">
      <style:text-properties fo:font-variant="normal" fo:text-transform="none" style:text-line-through-style="none" style:font-name="Monaco" fo:font-style="normal" style:text-underline-style="none" fo:font-weight="normal" style:text-blinking="false" style:font-name-asian="Monaco" style:font-style-asian="normal" style:font-weight-asian="normal" style:font-name-complex="Monaco" style:font-style-complex="normal" style:font-weight-complex="normal"/>
    </style:style>
    <style:style style:name="T9" style:family="text">
      <style:text-properties fo:font-variant="normal" fo:text-transform="none" style:text-line-through-style="none" style:text-underline-style="none" style:text-blinking="false" fo:background-color="#ffffff"/>
    </style:style>
    <style:style style:name="T10" style:family="text">
      <style:text-properties fo:font-variant="normal" fo:text-transform="none" fo:color="#000000" style:text-line-through-style="none" style:font-name="Monaco" fo:font-style="normal" style:text-underline-style="none" fo:font-weight="normal" style:text-blinking="false" fo:background-color="#ffffff"/>
    </style:style>
    <style:style style:name="T11" style:family="text">
      <style:text-properties fo:font-variant="normal" fo:text-transform="none" fo:color="#3f5fbf" style:text-line-through-style="none" style:font-name="Monaco" fo:font-style="normal" style:text-underline-style="none" fo:font-weight="normal" style:text-blinking="false" fo:background-color="#ffffff"/>
    </style:style>
    <style:style style:name="T12" style:family="text">
      <style:text-properties fo:font-variant="normal" fo:text-transform="none" fo:color="#808080" style:text-line-through-style="none" style:font-name="Monaco" fo:font-style="normal" style:text-underline-style="none" fo:font-weight="normal" style:text-blinking="false" fo:background-color="#ffffff"/>
    </style:style>
    <style:style style:name="T13" style:family="text">
      <style:text-properties fo:font-variant="normal" fo:text-transform="none" fo:color="#009900" style:text-line-through-style="none" style:font-name="Monaco" fo:font-style="normal" style:text-underline-style="none" fo:font-weight="normal" style:text-blinking="false" fo:background-color="#ffffff"/>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 </text:span><text:span text:style-name="Strong_20_Emphasis"><text:span text:style-name="T3">final keyword in java</text:span></text:span><text:span text:style-name="T1"> can be used with a class, with a variable and with a method. final keyword restricts the further modification. When you use final keyword with an entity (class or variable or method), it gets the meaning that entity is complete and can not be modified further.</text:span></text:p>
      <text:section text:style-name="Sect1" text:name="quads-ad1">
        <text:p text:style-name="P7"><text:bookmark text:name="aswift_0_expand"/><text:bookmark text:name="aswift_0_anchor"/></text:p>
      </text:section>
      <text:p text:style-name="P9">In this post, we will discuss some about 10 important points about final keyword which every java programmer should know. Let’s start with some simple basic things about final keyword in java.</text:p>
      <text:h text:style-name="P6" text:outline-level="2">final class in java :</text:h>
      <text:p text:style-name="P8"><text:span text:style-name="T1">We can’t create a subclass to the class or we can’t extend a class or we can’t modify a class which is declared as </text:span><text:span text:style-name="Strong_20_Emphasis"><text:span text:style-name="T3">final</text:span></text:span><text:span text:style-name="T1">.</text:span></text:p>
      <text:section text:style-name="Sect1" text:name="highlighter_87832">
        <text:p text:style-name="P11"><text:a xlink:type="simple" xlink:href="http://javaconceptoftheday.com/final-keyword-in-java/#"><text:span text:style-name="T4">?</text:span></text:a></text:p>
        <table:table table:name="Table1" table:style-name="Table1">
          <table:table-column table:style-name="Table1.A"/>
          <table:table-column table:style-name="Table1.B"/>
          <table:table-row>
            <table:table-cell table:style-name="Table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able:table-cell>
            <table:table-cell table:style-name="Table1.A1" office:value-type="string">
              <text:p text:style-name="P4"><text:span text:style-name="Source_20_Text"><text:span text:style-name="T6">final</text:span></text:span><text:span text:style-name="T7"> </text:span><text:span text:style-name="Source_20_Text"><text:span text:style-name="T6">class</text:span></text:span><text:span text:style-name="T7"> </text:span><text:span text:style-name="Source_20_Text"><text:span text:style-name="T10">Final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11">//some statements</text:span></text:span></text:p>
              <text:p text:style-name="P4"><text:span text:style-name="Source_20_Text"><text:span text:style-name="T10">}</text:span></text:span></text:p>
              <text:p text:style-name="P3"> </text:p>
              <text:p text:style-name="P4"><text:span text:style-name="Source_20_Text"><text:span text:style-name="T6">class</text:span></text:span><text:span text:style-name="T7"> </text:span><text:span text:style-name="Source_20_Text"><text:span text:style-name="T10">SubClass </text:span></text:span><text:span text:style-name="Source_20_Text"><text:span text:style-name="T6">extends</text:span></text:span><text:span text:style-name="T7"> </text:span><text:span text:style-name="Source_20_Text"><text:span text:style-name="T10">Final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11">//compile time error</text:span></text:span></text:p>
              <text:p text:style-name="P4"><text:span text:style-name="Source_20_Text"><text:span text:style-name="T9">    </text:span></text:span><text:span text:style-name="Source_20_Text"><text:span text:style-name="T11">//Can't create sub class to the final class</text:span></text:span></text:p>
              <text:p text:style-name="P5"><text:span text:style-name="Source_20_Text"><text:span text:style-name="T10">}</text:span></text:span></text:p>
            </table:table-cell>
          </table:table-row>
        </table:table>
      </text:section>
      <text:h text:style-name="P6" text:outline-level="2">final method in java :</text:h>
      <text:p text:style-name="P8"><text:span text:style-name="T1">We can’t override a method or we can’t modify a method in the sub class which is declared as </text:span><text:span text:style-name="Strong_20_Emphasis"><text:span text:style-name="T3">final</text:span></text:span><text:span text:style-name="T1"> in the super class.</text:span></text:p>
      <text:section text:style-name="Sect1" text:name="highlighter_285387">
        <text:p text:style-name="P11"><text:a xlink:type="simple" xlink:href="http://javaconceptoftheday.com/final-keyword-in-java/#"><text:span text:style-name="T4">?</text:span></text:a></text:p>
        <table:table table:name="Table2" table:style-name="Table2">
          <table:table-column table:style-name="Table2.A"/>
          <table:table-column table:style-name="Table2.B"/>
          <table:table-row>
            <table:table-cell table:style-name="Table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able:table-cell>
            <table:table-cell table:style-name="Table2.A1" office:value-type="string">
              <text:p text:style-name="P4"><text:span text:style-name="Source_20_Text"><text:span text:style-name="T6">class</text:span></text:span><text:span text:style-name="T7"> </text:span><text:span text:style-name="Source_20_Text"><text:span text:style-name="T10">Super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some statements</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10">}</text:span></text:span></text:p>
              <text:p text:style-name="P3"> </text:p>
              <text:p text:style-name="P4"><text:span text:style-name="Source_20_Text"><text:span text:style-name="T6">class</text:span></text:span><text:span text:style-name="T7"> </text:span><text:span text:style-name="Source_20_Text"><text:span text:style-name="T10">SubClass </text:span></text:span><text:span text:style-name="Source_20_Text"><text:span text:style-name="T6">extends</text:span></text:span><text:span text:style-name="T7"> </text:span><text:span text:style-name="Source_20_Text"><text:span text:style-name="T10">Super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12">@Override</text:span></text:span></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Compile time error</text:span></text:span></text:p>
              <text:p text:style-name="P4"><text:span text:style-name="Source_20_Text"><text:span text:style-name="T9">        </text:span></text:span><text:span text:style-name="Source_20_Text"><text:span text:style-name="T11">//can not override final method</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h text:style-name="P6" text:outline-level="2">final variable in java :</text:h>
      <text:p text:style-name="P9">The value of a final variable can not be changed in the whole execution once it got initialized.</text:p>
      <text:section text:style-name="Sect1" text:name="highlighter_151996">
        <text:p text:style-name="P11"><text:a xlink:type="simple" xlink:href="http://javaconceptoftheday.com/final-keyword-in-java/#"><text:span text:style-name="T4"/></text:a></text:p>
        <table:table table:name="Table3" table:style-name="Table3">
          <table:table-column table:style-name="Table3.A"/>
          <table:table-column table:style-name="Table3.B"/>
          <text:soft-page-break/>
          <table:table-row>
            <table:table-cell table:style-name="Table3.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able:table-cell>
            <table:table-cell table:style-name="Table3.A1" office:value-type="string">
              <text:p text:style-name="P4"><text:span text:style-name="Source_20_Text"><text:span text:style-name="T6">class</text:span></text:span><text:span text:style-name="T7"> </text:span><text:span text:style-name="Source_20_Text"><text:span text:style-name="T10">Any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i = </text:span></text:span><text:span text:style-name="Source_20_Text"><text:span text:style-name="T13">10</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i = </text:span></text:span><text:span text:style-name="Source_20_Text"><text:span text:style-name="T13">20</text:span></text:span><text:span text:style-name="Source_20_Text"><text:span text:style-name="T10">;     </text:span></text:span><text:span text:style-name="Source_20_Text"><text:span text:style-name="T11">//compile time error</text:span></text:span></text:p>
              <text:p text:style-name="P4"><text:span text:style-name="Source_20_Text"><text:span text:style-name="T9">        </text:span></text:span><text:span text:style-name="Source_20_Text"><text:span text:style-name="T11">//final field can not be re-assigned</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h text:style-name="P6" text:outline-level="2">10 Points Every Java Programmer Should Know About final Keyword In Java :</text:h>
      <text:p text:style-name="P8"><text:span text:style-name="Strong_20_Emphasis"><text:span text:style-name="T3">1)</text:span></text:span><text:span text:style-name="T1"> Any class or any method can be either </text:span><text:span text:style-name="Strong_20_Emphasis"><text:span text:style-name="T3">abstract or final</text:span></text:span><text:span text:style-name="T1"> but not both. abstract and final are totally opposite. Because, abstract class or abstract method must be implemented or modified in the sub classes but final does not allow this. This creates an ambiguity.</text:span></text:p>
      <text:section text:style-name="Sect1" text:name="highlighter_746815">
        <text:p text:style-name="P11"><text:a xlink:type="simple" xlink:href="http://javaconceptoftheday.com/final-keyword-in-java/#"><text:span text:style-name="T4">?</text:span></text:a></text:p>
        <table:table table:name="Table4" table:style-name="Table4">
          <table:table-column table:style-name="Table4.A"/>
          <table:table-column table:style-name="Table4.B"/>
          <table:table-row>
            <table:table-cell table:style-name="Table4.A1" office:value-type="string">
              <text:p text:style-name="P2">1</text:p>
              <text:p text:style-name="P2">2</text:p>
              <text:p text:style-name="P2">3</text:p>
              <text:p text:style-name="P2">4</text:p>
              <text:p text:style-name="P2">5</text:p>
              <text:p text:style-name="P2">6</text:p>
              <text:p text:style-name="P2">7</text:p>
              <text:p text:style-name="P2">8</text:p>
              <text:p text:style-name="P2">9</text:p>
            </table:table-cell>
            <table:table-cell table:style-name="Table4.A1" office:value-type="string">
              <text:p text:style-name="P4"><text:span text:style-name="Source_20_Text"><text:span text:style-name="T11">//The following class gives compile time error</text:span></text:span></text:p>
              <text:p text:style-name="P3"> </text:p>
              <text:p text:style-name="P4"><text:span text:style-name="Source_20_Text"><text:span text:style-name="T6">final</text:span></text:span><text:span text:style-name="T7"> </text:span><text:span text:style-name="Source_20_Text"><text:span text:style-name="T6">abstract</text:span></text:span><text:span text:style-name="T7"> </text:span><text:span text:style-name="Source_20_Text"><text:span text:style-name="T6">class</text:span></text:span><text:span text:style-name="T7"> </text:span><text:span text:style-name="Source_20_Text"><text:span text:style-name="T10">Any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11">//Any class can not be final and abstract</text:span></text:span></text:p>
              <text:p text:style-name="P3"> </text:p>
              <text:p text:style-name="P4"><text:span text:style-name="Source_20_Text"><text:span text:style-name="T9">    </text:span></text:span><text:span text:style-name="Source_20_Text"><text:span text:style-name="T6">final</text:span></text:span><text:span text:style-name="T7"> </text:span><text:span text:style-name="Source_20_Text"><text:span text:style-name="T6">abstract</text:span></text:span><text:span text:style-name="T7"> </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1">//method can not be final and abstract at a time</text:span></text:span></text:p>
              <text:p text:style-name="P5"><text:span text:style-name="Source_20_Text"><text:span text:style-name="T10">}</text:span></text:span></text:p>
            </table:table-cell>
          </table:table-row>
        </table:table>
      </text:section>
      <text:p text:style-name="P8"><text:span text:style-name="Strong_20_Emphasis"><text:span text:style-name="T3">2)</text:span></text:span><text:span text:style-name="T1"> final method can be overloaded and that overloaded method can be overridden in the sub class.</text:span></text:p>
      <text:section text:style-name="Sect1" text:name="highlighter_427386">
        <text:p text:style-name="P11"><text:a xlink:type="simple" xlink:href="http://javaconceptoftheday.com/final-keyword-in-java/#"><text:span text:style-name="T4">?</text:span></text:a></text:p>
        <table:table table:name="Table5" table:style-name="Table5">
          <table:table-column table:style-name="Table5.A"/>
          <table:table-column table:style-name="Table5.B"/>
          <table:table-row>
            <table:table-cell table:style-name="Table5.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able:table-cell>
            <table:table-cell table:style-name="Table5.A1" office:value-type="string">
              <text:p text:style-name="P4"><text:span text:style-name="Source_20_Text"><text:span text:style-name="T6">class</text:span></text:span><text:span text:style-name="T7"> </text:span><text:span text:style-name="Source_20_Text"><text:span text:style-name="T10">Super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final method</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span text:style-name="Source_20_Text"><text:span text:style-name="T6">int</text:span></text:span><text:span text:style-name="T7"> </text:span><text:span text:style-name="Source_20_Text"><text:span text:style-name="T10">i)</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final method can be overloaded</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10">}</text:span></text:span></text:p>
              <text:p text:style-name="P3"> </text:p>
              <text:p text:style-name="P4"><text:span text:style-name="Source_20_Text"><text:span text:style-name="T6">class</text:span></text:span><text:span text:style-name="T7"> </text:span><text:span text:style-name="Source_20_Text"><text:span text:style-name="T10">SubClass </text:span></text:span><text:span text:style-name="Source_20_Text"><text:span text:style-name="T6">extends</text:span></text:span><text:span text:style-name="T7"> </text:span><text:span text:style-name="Source_20_Text"><text:span text:style-name="T10">SuperClass</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12">@Override</text:span></text:span></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span text:style-name="Source_20_Text"><text:span text:style-name="T6">int</text:span></text:span><text:span text:style-name="T7"> </text:span><text:span text:style-name="Source_20_Text"><text:span text:style-name="T10">i)</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Overloaded method can be overridden</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3)</text:span></text:span><text:span text:style-name="T1"> final variable can not be re-initialized but final variable can be used to initialize other variables.</text:span></text:p>
      <text:section text:style-name="Sect1" text:name="highlighter_540133">
        <text:p text:style-name="P11"><text:a xlink:type="simple" xlink:href="http://javaconceptoftheday.com/final-keyword-in-java/#"><text:span text:style-name="T4">?</text:span></text:a></text:p>
        <table:table table:name="Table6" table:style-name="Table6">
          <table:table-column table:style-name="Table6.A"/>
          <table:table-column table:style-name="Table6.B"/>
          <text:soft-page-break/>
          <table:table-row>
            <table:table-cell table:style-name="Table6.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able:table-cell>
            <table:table-cell table:style-name="Table6.A1" office:value-type="string">
              <text:p text:style-name="P4"><text:span text:style-name="Source_20_Text"><text:span text:style-name="T6">class</text:span></text:span><text:span text:style-name="T7"> </text:span><text:span text:style-name="Source_20_Text"><text:span text:style-name="T10">AnyClassOne</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i = </text:span></text:span><text:span text:style-name="Source_20_Text"><text:span text:style-name="T13">10</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i++;</text:span></text:span></text:p>
              <text:p text:style-name="P4"><text:span text:style-name="Source_20_Text"><text:span text:style-name="T9">        </text:span></text:span><text:span text:style-name="Source_20_Text"><text:span text:style-name="T11">//above statement gives Compile time error.</text:span></text:span></text:p>
              <text:p text:style-name="P4"><text:span text:style-name="Source_20_Text"><text:span text:style-name="T9">        </text:span></text:span><text:span text:style-name="Source_20_Text"><text:span text:style-name="T11">//value of final variable can not be changed</text:span></text:span></text:p>
              <text:p text:style-name="P3"> </text:p>
              <text:p text:style-name="P4"><text:span text:style-name="Source_20_Text"><text:span text:style-name="T9">        </text:span></text:span><text:span text:style-name="Source_20_Text"><text:span text:style-name="T6">int</text:span></text:span><text:span text:style-name="T7"> </text:span><text:span text:style-name="Source_20_Text"><text:span text:style-name="T10">j = i;        </text:span></text:span><text:span text:style-name="Source_20_Text"><text:span text:style-name="T11">//final variable can be used to initialize other variables.</text:span></text:span></text:p>
              <text:p text:style-name="P3"> </text:p>
              <text:p text:style-name="P4"><text:span text:style-name="Source_20_Text"><text:span text:style-name="T9">        </text:span></text:span><text:span text:style-name="Source_20_Text"><text:span text:style-name="T10">System.out.println(i);  </text:span></text:span><text:span text:style-name="Source_20_Text"><text:span text:style-name="T11">//final variable can be used</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4)</text:span></text:span><text:span text:style-name="T1"> When an array reference variable is declared as final, only variable itself is final but not the array elements.</text:span></text:p>
      <text:section text:style-name="Sect1" text:name="highlighter_738829">
        <text:p text:style-name="P11"><text:a xlink:type="simple" xlink:href="http://javaconceptoftheday.com/final-keyword-in-java/#"><text:span text:style-name="T4">?</text:span></text:a></text:p>
        <table:table table:name="Table7" table:style-name="Table7">
          <table:table-column table:style-name="Table7.A"/>
          <table:table-column table:style-name="Table7.B"/>
          <table:table-row>
            <table:table-cell table:style-name="Table7.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able:table-cell>
            <table:table-cell table:style-name="Table7.A1" office:value-type="string">
              <text:p text:style-name="P4"><text:span text:style-name="Source_20_Text"><text:span text:style-name="T6">public</text:span></text:span><text:span text:style-name="T7"> </text:span><text:span text:style-name="Source_20_Text"><text:span text:style-name="T6">class</text:span></text:span><text:span text:style-name="T7"> </text:span><text:span text:style-name="Source_20_Text"><text:span text:style-name="T10">UseOfFinalKeyword</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public</text:span></text:span><text:span text:style-name="T7"> </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10">main(String[] args)</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X[] = </text:span></text:span><text:span text:style-name="Source_20_Text"><text:span text:style-name="T6">new</text:span></text:span><text:span text:style-name="T7"> </text:span><text:span text:style-name="Source_20_Text"><text:span text:style-name="T6">int</text:span></text:span><text:span text:style-name="Source_20_Text"><text:span text:style-name="T10">[</text:span></text:span><text:span text:style-name="Source_20_Text"><text:span text:style-name="T13">10</text:span></text:span><text:span text:style-name="Source_20_Text"><text:span text:style-name="T10">];     </text:span></text:span><text:span text:style-name="Source_20_Text"><text:span text:style-name="T11">//final array variable</text:span></text:span></text:p>
              <text:p text:style-name="P3"> </text:p>
              <text:p text:style-name="P4"><text:span text:style-name="Source_20_Text"><text:span text:style-name="T9">        </text:span></text:span><text:span text:style-name="Source_20_Text"><text:span text:style-name="T10">X[</text:span></text:span><text:span text:style-name="Source_20_Text"><text:span text:style-name="T13">2</text:span></text:span><text:span text:style-name="Source_20_Text"><text:span text:style-name="T10">] = </text:span></text:span><text:span text:style-name="Source_20_Text"><text:span text:style-name="T13">10</text:span></text:span><text:span text:style-name="Source_20_Text"><text:span text:style-name="T10">;</text:span></text:span></text:p>
              <text:p text:style-name="P4"><text:span text:style-name="Source_20_Text"><text:span text:style-name="T9">        </text:span></text:span><text:span text:style-name="Source_20_Text"><text:span text:style-name="T10">X[</text:span></text:span><text:span text:style-name="Source_20_Text"><text:span text:style-name="T13">2</text:span></text:span><text:span text:style-name="Source_20_Text"><text:span text:style-name="T10">] = </text:span></text:span><text:span text:style-name="Source_20_Text"><text:span text:style-name="T13">20</text:span></text:span><text:span text:style-name="Source_20_Text"><text:span text:style-name="T10">;     </text:span></text:span><text:span text:style-name="Source_20_Text"><text:span text:style-name="T11">//Array element can be re-assigned</text:span></text:span></text:p>
              <text:p text:style-name="P3"> </text:p>
              <text:p text:style-name="P4"><text:span text:style-name="Source_20_Text"><text:span text:style-name="T9">        </text:span></text:span><text:span text:style-name="Source_20_Text"><text:span text:style-name="T10">X = </text:span></text:span><text:span text:style-name="Source_20_Text"><text:span text:style-name="T6">new</text:span></text:span><text:span text:style-name="T7"> </text:span><text:span text:style-name="Source_20_Text"><text:span text:style-name="T6">int</text:span></text:span><text:span text:style-name="Source_20_Text"><text:span text:style-name="T10">[</text:span></text:span><text:span text:style-name="Source_20_Text"><text:span text:style-name="T13">30</text:span></text:span><text:span text:style-name="Source_20_Text"><text:span text:style-name="T10">];  </text:span></text:span><text:span text:style-name="Source_20_Text"><text:span text:style-name="T11">//compile time error</text:span></text:span></text:p>
              <text:p text:style-name="P4"><text:span text:style-name="Source_20_Text"><text:span text:style-name="T9">        </text:span></text:span><text:span text:style-name="Source_20_Text"><text:span text:style-name="T11">//can't re-assign new array object to final array variable</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5)</text:span></text:span><text:span text:style-name="T1"> When a reference variable is declared as final, you can’t re-assign a new object to it once it is referring to an object. But, you can change the state of an object to which final reference variable is referring.</text:span></text:p>
      <text:section text:style-name="Sect1" text:name="quads-ad3">
        <text:p text:style-name="P7"><text:bookmark text:name="aswift_1_expand"/><text:bookmark text:name="aswift_1_anchor"/></text:p>
      </text:section>
      <text:section text:style-name="Sect1" text:name="highlighter_568451">
        <text:p text:style-name="P11"><text:soft-page-break/><text:a xlink:type="simple" xlink:href="http://javaconceptoftheday.com/final-keyword-in-java/#"><text:span text:style-name="T4">?</text:span></text:a></text:p>
        <table:table table:name="Table8" table:style-name="Table8">
          <table:table-column table:style-name="Table8.A"/>
          <table:table-column table:style-name="Table8.B"/>
          <table:table-row>
            <table:table-cell table:style-name="Table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able:table-cell>
            <table:table-cell table:style-name="Table8.A1" office:value-type="string">
              <text:p text:style-name="P4"><text:span text:style-name="Source_20_Text"><text:span text:style-name="T6">class</text:span></text:span><text:span text:style-name="T7"> </text:span><text:span text:style-name="Source_20_Text"><text:span text:style-name="T10">A</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int</text:span></text:span><text:span text:style-name="T7"> </text:span><text:span text:style-name="Source_20_Text"><text:span text:style-name="T10">i = </text:span></text:span><text:span text:style-name="Source_20_Text"><text:span text:style-name="T13">10</text:span></text:span><text:span text:style-name="Source_20_Text"><text:span text:style-name="T10">;</text:span></text:span></text:p>
              <text:p text:style-name="P4"><text:span text:style-name="Source_20_Text"><text:span text:style-name="T10">}</text:span></text:span></text:p>
              <text:p text:style-name="P3"> </text:p>
              <text:p text:style-name="P4"><text:span text:style-name="Source_20_Text"><text:span text:style-name="T6">public</text:span></text:span><text:span text:style-name="T7"> </text:span><text:span text:style-name="Source_20_Text"><text:span text:style-name="T6">class</text:span></text:span><text:span text:style-name="T7"> </text:span><text:span text:style-name="Source_20_Text"><text:span text:style-name="T10">UseOfFinalKeyword</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public</text:span></text:span><text:span text:style-name="T7"> </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10">main(String[] args)</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10">A a = </text:span></text:span><text:span text:style-name="Source_20_Text"><text:span text:style-name="T6">new</text:span></text:span><text:span text:style-name="T7"> </text:span><text:span text:style-name="Source_20_Text"><text:span text:style-name="T10">A();  </text:span></text:span><text:span text:style-name="Source_20_Text"><text:span text:style-name="T11">//final reference variable</text:span></text:span><text:span text:style-name="T9"> </text:span></text:p>
              <text:p text:style-name="P4"><text:span text:style-name="Source_20_Text"><text:span text:style-name="T9">        </text:span></text:span><text:span text:style-name="Source_20_Text"><text:span text:style-name="T10">a.i = </text:span></text:span><text:span text:style-name="Source_20_Text"><text:span text:style-name="T13">50</text:span></text:span><text:span text:style-name="Source_20_Text"><text:span text:style-name="T10">;</text:span></text:span></text:p>
              <text:p text:style-name="P4"><text:span text:style-name="Source_20_Text"><text:span text:style-name="T9">        </text:span></text:span><text:span text:style-name="Source_20_Text"><text:span text:style-name="T11">//you can change the state of an object to which final reference variable is pointing</text:span></text:span></text:p>
              <text:p text:style-name="P3"> </text:p>
              <text:p text:style-name="P4"><text:span text:style-name="Source_20_Text"><text:span text:style-name="T9">        </text:span></text:span><text:span text:style-name="Source_20_Text"><text:span text:style-name="T10">a = </text:span></text:span><text:span text:style-name="Source_20_Text"><text:span text:style-name="T6">new</text:span></text:span><text:span text:style-name="T7"> </text:span><text:span text:style-name="Source_20_Text"><text:span text:style-name="T10">A();  </text:span></text:span><text:span text:style-name="Source_20_Text"><text:span text:style-name="T11">//compile time error</text:span></text:span></text:p>
              <text:p text:style-name="P3"> </text:p>
              <text:p text:style-name="P4"><text:span text:style-name="Source_20_Text"><text:span text:style-name="T9">        </text:span></text:span><text:span text:style-name="Source_20_Text"><text:span text:style-name="T11">//you can't re-assign a new object to final reference variable</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6)</text:span></text:span><text:span text:style-name="T1"> Static variables, non-static variables and local variables all can be final. once the final variables are initialized, even you can’t re-assign the same value.</text:span></text:p>
      <text:section text:style-name="Sect1" text:name="highlighter_436401">
        <text:p text:style-name="P11"><text:a xlink:type="simple" xlink:href="http://javaconceptoftheday.com/final-keyword-in-java/#"><text:span text:style-name="T4">?</text:span></text:a></text:p>
        <table:table table:name="Table9" table:style-name="Table9">
          <table:table-column table:style-name="Table9.A"/>
          <table:table-column table:style-name="Table9.B"/>
          <table:table-row>
            <table:table-cell table:style-name="Table9.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able:table-cell>
            <table:table-cell table:style-name="Table9.A1" office:value-type="string">
              <text:p text:style-name="P4"><text:span text:style-name="Source_20_Text"><text:span text:style-name="T6">class</text:span></text:span><text:span text:style-name="T7"> </text:span><text:span text:style-name="Source_20_Text"><text:span text:style-name="T10">A</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static</text:span></text:span><text:span text:style-name="T7"> </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i = </text:span></text:span><text:span text:style-name="Source_20_Text"><text:span text:style-name="T13">10</text:span></text:span><text:span text:style-name="Source_20_Text"><text:span text:style-name="T10">;   </text:span></text:span><text:span text:style-name="Source_20_Text"><text:span text:style-name="T11">//final static variable</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j = </text:span></text:span><text:span text:style-name="Source_20_Text"><text:span text:style-name="T13">20</text:span></text:span><text:span text:style-name="Source_20_Text"><text:span text:style-name="T10">;          </text:span></text:span><text:span text:style-name="Source_20_Text"><text:span text:style-name="T11">//final non-static variable</text:span></text:span></text:p>
              <text:p text:style-name="P3"> </text:p>
              <text:p text:style-name="P4"><text:span text:style-name="Source_20_Text"><text:span text:style-name="T9">    </text:span></text:span><text:span text:style-name="Source_20_Text"><text:span text:style-name="T6">void</text:span></text:span><text:span text:style-name="T7"> </text:span><text:span text:style-name="Source_20_Text"><text:span text:style-name="T10">methodOne(</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k)</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k is final local variable</text:span></text:span></text:p>
              <text:p text:style-name="P4"><text:span text:style-name="Source_20_Text"><text:span text:style-name="T9">        </text:span></text:span><text:span text:style-name="Source_20_Text"><text:span text:style-name="T10">k = </text:span></text:span><text:span text:style-name="Source_20_Text"><text:span text:style-name="T13">20</text:span></text:span><text:span text:style-name="Source_20_Text"><text:span text:style-name="T10">;   </text:span></text:span><text:span text:style-name="Source_20_Text"><text:span text:style-name="T11">//compile time error</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10">}</text:span></text:span></text:p>
              <text:p text:style-name="P3"> </text:p>
              <text:p text:style-name="P4"><text:span text:style-name="Source_20_Text"><text:span text:style-name="T6">public</text:span></text:span><text:span text:style-name="T7"> </text:span><text:span text:style-name="Source_20_Text"><text:span text:style-name="T6">class</text:span></text:span><text:span text:style-name="T7"> </text:span><text:span text:style-name="Source_20_Text"><text:span text:style-name="T10">UseOfFinalKeyword</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public</text:span></text:span><text:span text:style-name="T7"> </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10">main(String[] args)</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A a = </text:span></text:span><text:span text:style-name="Source_20_Text"><text:span text:style-name="T6">new</text:span></text:span><text:span text:style-name="T7"> </text:span><text:span text:style-name="Source_20_Text"><text:span text:style-name="T10">();</text:span></text:span></text:p>
              <text:p text:style-name="P3"> </text:p>
              <text:p text:style-name="P4"><text:span text:style-name="Source_20_Text"><text:span text:style-name="T9">        </text:span></text:span><text:span text:style-name="Source_20_Text"><text:span text:style-name="T10">a.i = </text:span></text:span><text:span text:style-name="Source_20_Text"><text:span text:style-name="T13">10</text:span></text:span><text:span text:style-name="Source_20_Text"><text:span text:style-name="T10">;     </text:span></text:span><text:span text:style-name="Source_20_Text"><text:span text:style-name="T11">//Compile time error</text:span></text:span></text:p>
              <text:p text:style-name="P4"><text:span text:style-name="Source_20_Text"><text:span text:style-name="T9">        </text:span></text:span><text:span text:style-name="Source_20_Text"><text:span text:style-name="T10">a.j = </text:span></text:span><text:span text:style-name="Source_20_Text"><text:span text:style-name="T13">20</text:span></text:span><text:span text:style-name="Source_20_Text"><text:span text:style-name="T10">;     </text:span></text:span><text:span text:style-name="Source_20_Text"><text:span text:style-name="T11">//even you can't assign same value to final variables</text:span></text:span></text:p>
              <text:p text:style-name="P3"> </text:p>
              <text:p text:style-name="P4"><text:span text:style-name="Source_20_Text"><text:span text:style-name="T9">        </text:span></text:span><text:span text:style-name="Source_20_Text"><text:span text:style-name="T10">a.methodOne(</text:span></text:span><text:span text:style-name="Source_20_Text"><text:span text:style-name="T13">20</text:span></text:span><text:span text:style-name="Source_20_Text"><text:span text:style-name="T10">);</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7)</text:span></text:span><text:span text:style-name="T1"> If the global variables are not initialized explicitly, they get default value at the time of object creation. But final global variables don’t get default value and they must be explicitly initialized at the time of object creation. Uninitialized final field is called </text:span><text:span text:style-name="Strong_20_Emphasis"><text:span text:style-name="T3">Blank Final Field</text:span></text:span><text:span text:style-name="T1">.</text:span></text:p>
      <text:section text:style-name="Sect1" text:name="highlighter_101069">
        <text:p text:style-name="P11"><text:a xlink:type="simple" xlink:href="http://javaconceptoftheday.com/final-keyword-in-java/#"><text:span text:style-name="T4">?</text:span></text:a></text:p>
        <table:table table:name="Table10" table:style-name="Table10">
          <table:table-column table:style-name="Table10.A"/>
          <table:table-column table:style-name="Table10.B"/>
          <text:soft-page-break/>
          <table:table-row>
            <table:table-cell table:style-name="Table10.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able:table-cell>
            <table:table-cell table:style-name="Table10.A1" office:value-type="string">
              <text:p text:style-name="P4"><text:span text:style-name="Source_20_Text"><text:span text:style-name="T6">class</text:span></text:span><text:span text:style-name="T7"> </text:span><text:span text:style-name="Source_20_Text"><text:span text:style-name="T10">A</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int</text:span></text:span><text:span text:style-name="T7"> </text:span><text:span text:style-name="Source_20_Text"><text:span text:style-name="T10">i;   </text:span></text:span><text:span text:style-name="Source_20_Text"><text:span text:style-name="T11">//Non-final global variable, no need to initialize them</text:span></text:span></text:p>
              <text:p text:style-name="P3"> </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j;         </text:span></text:span><text:span text:style-name="Source_20_Text"><text:span text:style-name="T11">//Blank Final Field</text:span></text:span></text:p>
              <text:p text:style-name="P3"> </text:p>
              <text:p text:style-name="P4"><text:span text:style-name="Source_20_Text"><text:span text:style-name="T9">    </text:span></text:span><text:span text:style-name="Source_20_Text"><text:span text:style-name="T10">A()</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j=</text:span></text:span><text:span text:style-name="Source_20_Text"><text:span text:style-name="T13">20</text:span></text:span><text:span text:style-name="Source_20_Text"><text:span text:style-name="T10">;    </text:span></text:span></text:p>
              <text:p text:style-name="P3"> </text:p>
              <text:p text:style-name="P4"><text:span text:style-name="Source_20_Text"><text:span text:style-name="T9">        </text:span></text:span><text:span text:style-name="Source_20_Text"><text:span text:style-name="T11">//final global variable must get a value at the time of object creation.</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10">}</text:span></text:span></text:p>
              <text:p text:style-name="P3"> </text:p>
              <text:p text:style-name="P4"><text:span text:style-name="Source_20_Text"><text:span text:style-name="T6">public</text:span></text:span><text:span text:style-name="T7"> </text:span><text:span text:style-name="Source_20_Text"><text:span text:style-name="T6">class</text:span></text:span><text:span text:style-name="T7"> </text:span><text:span text:style-name="Source_20_Text"><text:span text:style-name="T10">UseOfFinalKeyword</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public</text:span></text:span><text:span text:style-name="T7"> </text:span><text:span text:style-name="Source_20_Text"><text:span text:style-name="T6">static</text:span></text:span><text:span text:style-name="T7"> </text:span><text:span text:style-name="Source_20_Text"><text:span text:style-name="T6">void</text:span></text:span><text:span text:style-name="T7"> </text:span><text:span text:style-name="Source_20_Text"><text:span text:style-name="T10">main(String[] args)</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A a = </text:span></text:span><text:span text:style-name="Source_20_Text"><text:span text:style-name="T6">new</text:span></text:span><text:span text:style-name="T7"> </text:span><text:span text:style-name="Source_20_Text"><text:span text:style-name="T10">A();</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8)</text:span></text:span><text:span text:style-name="T1"> final non-static global variable must be initialized at the time of declaration or in all constructors or in any one of IIBs – Instance Initialization Blocks.</text:span></text:p>
      <text:section text:style-name="Sect1" text:name="highlighter_295059">
        <text:p text:style-name="P11"><text:a xlink:type="simple" xlink:href="http://javaconceptoftheday.com/final-keyword-in-java/#"><text:span text:style-name="T4">?</text:span></text:a></text:p>
        <table:table table:name="Table11" table:style-name="Table11">
          <table:table-column table:style-name="Table11.A"/>
          <table:table-column table:style-name="Table11.B"/>
          <text:soft-page-break/>
          <table:table-row>
            <table:table-cell table:style-name="Table1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able:table-cell>
            <table:table-cell table:style-name="Table11.A1" office:value-type="string">
              <text:p text:style-name="P4"><text:span text:style-name="Source_20_Text"><text:span text:style-name="T6">class</text:span></text:span><text:span text:style-name="T7"> </text:span><text:span text:style-name="Source_20_Text"><text:span text:style-name="T10">A</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i;  </text:span></text:span><text:span text:style-name="Source_20_Text"><text:span text:style-name="T11">//Final non-static global variable may be initialized here  OR</text:span></text:span></text:p>
              <text:p text:style-name="P3"> </text:p>
              <text:p text:style-name="P4"><text:span text:style-name="Source_20_Text"><text:span text:style-name="T9">    </text:span></text:span><text:span text:style-name="Source_20_Text"><text:span text:style-name="T11">//may be initialized in any one of IIB's,</text:span></text:span></text:p>
              <text:p text:style-name="P4"><text:span text:style-name="Source_20_Text"><text:span text:style-name="T9">    </text:span></text:span><text:span text:style-name="Source_20_Text"><text:span text:style-name="T11">// because while object creation, all IIBs are called.  OR</text:span></text:span></text:p>
              <text:p text:style-name="P3"> </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i = </text:span></text:span><text:span text:style-name="Source_20_Text"><text:span text:style-name="T13">30</text:span></text:span><text:span text:style-name="Source_20_Text"><text:span text:style-name="T1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 = 4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1">//must be initialized in all constructors.</text:span></text:span></text:p>
              <text:p text:style-name="P4"><text:span text:style-name="Source_20_Text"><text:span text:style-name="T9">    </text:span></text:span><text:span text:style-name="Source_20_Text"><text:span text:style-name="T11">//because while object creation, only one constructor is called </text:span></text:span></text:p>
              <text:p text:style-name="P3"> </text:p>
              <text:p text:style-name="P4"><text:span text:style-name="Source_20_Text"><text:span text:style-name="T9">    </text:span></text:span><text:span text:style-name="Source_20_Text"><text:span text:style-name="T10">A()</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2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0">A(</text:span></text:span><text:span text:style-name="Source_20_Text"><text:span text:style-name="T6">int</text:span></text:span><text:span text:style-name="T7"> </text:span><text:span text:style-name="Source_20_Text"><text:span text:style-name="T10">j)</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 i=j;</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0">A(</text:span></text:span><text:span text:style-name="Source_20_Text"><text:span text:style-name="T6">int</text:span></text:span><text:span text:style-name="T7"> </text:span><text:span text:style-name="Source_20_Text"><text:span text:style-name="T10">j, </text:span></text:span><text:span text:style-name="Source_20_Text"><text:span text:style-name="T6">int</text:span></text:span><text:span text:style-name="T7"> </text:span><text:span text:style-name="Source_20_Text"><text:span text:style-name="T10">k)</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 i = 50;</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9)</text:span></text:span><text:span text:style-name="T1"> final static global variable must be initialized at the time of declaration or in any one of SIBs – Static Initialization Blocks. (final static global variable can’t be initialized in constructors)</text:span></text:p>
      <text:section text:style-name="Sect1" text:name="highlighter_741757">
        <text:p text:style-name="P11"><text:a xlink:type="simple" xlink:href="http://javaconceptoftheday.com/final-keyword-in-java/#"><text:span text:style-name="T4">?</text:span></text:a></text:p>
        <table:table table:name="Table12" table:style-name="Table12">
          <table:table-column table:style-name="Table12.A"/>
          <table:table-column table:style-name="Table12.B"/>
          <text:soft-page-break/>
          <table:table-row>
            <table:table-cell table:style-name="Table1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able:table-cell>
            <table:table-cell table:style-name="Table12.A1" office:value-type="string">
              <text:p text:style-name="P4"><text:span text:style-name="Source_20_Text"><text:span text:style-name="T6">class</text:span></text:span><text:span text:style-name="T7"> </text:span><text:span text:style-name="Source_20_Text"><text:span text:style-name="T10">A</text:span></text:span></text:p>
              <text:p text:style-name="P4"><text:span text:style-name="Source_20_Text"><text:span text:style-name="T10">{</text:span></text:span></text:p>
              <text:p text:style-name="P4"><text:span text:style-name="Source_20_Text"><text:span text:style-name="T9">    </text:span></text:span><text:span text:style-name="Source_20_Text"><text:span text:style-name="T6">static</text:span></text:span><text:span text:style-name="T7"> </text:span><text:span text:style-name="Source_20_Text"><text:span text:style-name="T6">final</text:span></text:span><text:span text:style-name="T7"> </text:span><text:span text:style-name="Source_20_Text"><text:span text:style-name="T6">int</text:span></text:span><text:span text:style-name="T7"> </text:span><text:span text:style-name="Source_20_Text"><text:span text:style-name="T10">i;   </text:span></text:span><text:span text:style-name="Source_20_Text"><text:span text:style-name="T11">//final static global variable may be initialized here OR</text:span></text:span></text:p>
              <text:p text:style-name="P3"> </text:p>
              <text:p text:style-name="P4"><text:span text:style-name="Source_20_Text"><text:span text:style-name="T9">    </text:span></text:span><text:span text:style-name="Source_20_Text"><text:span text:style-name="T11">//may be initialized in any one of SIBs.</text:span></text:span></text:p>
              <text:p text:style-name="P3"> </text:p>
              <text:p text:style-name="P4"><text:span text:style-name="Source_20_Text"><text:span text:style-name="T9">    </text:span></text:span><text:span text:style-name="Source_20_Text"><text:span text:style-name="T6">static</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0">i = </text:span></text:span><text:span text:style-name="Source_20_Text"><text:span text:style-name="T13">30</text:span></text:span><text:span text:style-name="Source_20_Text"><text:span text:style-name="T1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6">static</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 = 4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1">//final static global variable can not be initialized in constructors</text:span></text:span></text:p>
              <text:p text:style-name="P3"> </text:p>
              <text:p text:style-name="P4"><text:span text:style-name="Source_20_Text"><text:span text:style-name="T9">    </text:span></text:span><text:span text:style-name="Source_20_Text"><text:span text:style-name="T10">A()</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20;</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0">A(</text:span></text:span><text:span text:style-name="Source_20_Text"><text:span text:style-name="T6">int</text:span></text:span><text:span text:style-name="T7"> </text:span><text:span text:style-name="Source_20_Text"><text:span text:style-name="T10">j)</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j;</text:span></text:span></text:p>
              <text:p text:style-name="P4"><text:span text:style-name="Source_20_Text"><text:span text:style-name="T9">    </text:span></text:span><text:span text:style-name="Source_20_Text"><text:span text:style-name="T10">}</text:span></text:span></text:p>
              <text:p text:style-name="P3"> </text:p>
              <text:p text:style-name="P4"><text:span text:style-name="Source_20_Text"><text:span text:style-name="T9">    </text:span></text:span><text:span text:style-name="Source_20_Text"><text:span text:style-name="T10">A(</text:span></text:span><text:span text:style-name="Source_20_Text"><text:span text:style-name="T6">int</text:span></text:span><text:span text:style-name="T7"> </text:span><text:span text:style-name="Source_20_Text"><text:span text:style-name="T10">j, </text:span></text:span><text:span text:style-name="Source_20_Text"><text:span text:style-name="T6">int</text:span></text:span><text:span text:style-name="T7"> </text:span><text:span text:style-name="Source_20_Text"><text:span text:style-name="T10">k)</text:span></text:span></text:p>
              <text:p text:style-name="P4"><text:span text:style-name="Source_20_Text"><text:span text:style-name="T9">    </text:span></text:span><text:span text:style-name="Source_20_Text"><text:span text:style-name="T10">{</text:span></text:span></text:p>
              <text:p text:style-name="P4"><text:span text:style-name="Source_20_Text"><text:span text:style-name="T9">        </text:span></text:span><text:span text:style-name="Source_20_Text"><text:span text:style-name="T11">//i = 50;</text:span></text:span></text:p>
              <text:p text:style-name="P4"><text:span text:style-name="Source_20_Text"><text:span text:style-name="T9">    </text:span></text:span><text:span text:style-name="Source_20_Text"><text:span text:style-name="T10">}</text:span></text:span></text:p>
              <text:p text:style-name="P5"><text:span text:style-name="Source_20_Text"><text:span text:style-name="T10">}</text:span></text:span></text:p>
            </table:table-cell>
          </table:table-row>
        </table:table>
      </text:section>
      <text:p text:style-name="P8"><text:span text:style-name="Strong_20_Emphasis"><text:span text:style-name="T3">10)</text:span></text:span><text:span text:style-name="T1"> The global variable which is declared as final and static remains unchanged for the whole execution. Because, Static members are stored in the class memory and they are loaded only once in the whole execution. They are common to all objects of the class. If you declare static variables as final, any of the objects can’t change their value as it is final. Therefore, variables declared as final and static are sometimes referred to as </text:span><text:span text:style-name="Strong_20_Emphasis"><text:span text:style-name="T3">Constants</text:span></text:span><text:span text:style-name="T1">. All fields of interfaces are referred as constants, because they are final and static by default.</text:span></text:p>
      <text:p text:style-name="P10"/>
      <text:p text:style-name="Horizontal_20_Lin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Monaco" svg:font-family="Monaco, Consolas, 'Bitstream Vera Sans Mono', 'Courier New', Courier, monospace"/>
    <style:font-face style:name="Open Sans" svg:font-family="'Open Sans', 'Trebuchet MS',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5S</meta:editing-duration>
    <meta:editing-cycles>6</meta:editing-cycles>
    <meta:generator>OpenOffice/4.0.1$Win32 OpenOffice.org_project/401m5$Build-9714</meta:generator>
    <dc:date>2017-07-05T14:48:09.29</dc:date>
    <meta:document-statistic meta:table-count="12" meta:image-count="0" meta:object-count="0" meta:page-count="7" meta:paragraph-count="480" meta:word-count="1361" meta:character-count="7259"/>
    <meta:user-defined meta:name="Info 1"/>
    <meta:user-defined meta:name="Info 2"/>
    <meta:user-defined meta:name="Info 3"/>
    <meta:user-defined meta:name="Info 4"/>
  </office:meta>
</office:document-meta>
</file>